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10000033E94E0B4B0.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fo:language="fi" fo:country="FI" officeooo:rsid="001b70a9" officeooo:paragraph-rsid="001b70a9"/>
    </style:style>
    <style:style style:name="P2" style:family="paragraph" style:parent-style-name="Standard">
      <style:paragraph-properties fo:line-height="150%" fo:text-align="start" style:justify-single-word="false"/>
      <style:text-properties fo:language="fi" fo:country="FI" officeooo:rsid="001b70a9" officeooo:paragraph-rsid="001b70a9"/>
    </style:style>
    <style:style style:name="P3" style:family="paragraph" style:parent-style-name="Standard">
      <style:paragraph-properties fo:line-height="150%" fo:text-align="start" style:justify-single-word="false"/>
      <style:text-properties fo:language="fi" fo:country="FI" officeooo:rsid="001fae8b" officeooo:paragraph-rsid="001fae8b"/>
    </style:style>
    <style:style style:name="P4" style:family="paragraph" style:parent-style-name="Standard">
      <style:paragraph-properties fo:line-height="150%" fo:text-align="center" style:justify-single-word="false"/>
      <style:text-properties fo:language="fi" fo:country="FI" officeooo:rsid="001fbc82" officeooo:paragraph-rsid="001fbc82"/>
    </style:style>
    <style:style style:name="P5" style:family="paragraph" style:parent-style-name="Standard">
      <style:paragraph-properties fo:line-height="150%" fo:text-align="start" style:justify-single-word="false"/>
      <style:text-properties fo:language="fi" fo:country="FI" officeooo:rsid="001fbc82" officeooo:paragraph-rsid="001fbc82"/>
    </style:style>
    <style:style style:name="P6" style:family="paragraph" style:parent-style-name="Standard">
      <style:paragraph-properties fo:line-height="150%" fo:text-align="start" style:justify-single-word="false"/>
      <style:text-properties fo:language="fi" fo:country="FI" fo:font-weight="bold" officeooo:rsid="001fae8b" officeooo:paragraph-rsid="001fae8b" style:font-weight-asian="bold" style:font-weight-complex="bold"/>
    </style:style>
    <style:style style:name="P7" style:family="paragraph" style:parent-style-name="Standard">
      <style:paragraph-properties fo:line-height="150%" fo:text-align="start" style:justify-single-word="false"/>
      <style:text-properties fo:language="fi" fo:country="FI" fo:font-weight="bold" officeooo:rsid="0020596a" officeooo:paragraph-rsid="0020c464" style:font-weight-asian="bold" style:font-weight-complex="bold"/>
    </style:style>
    <style:style style:name="P8" style:family="paragraph" style:parent-style-name="Standard" style:list-style-name="L5">
      <style:paragraph-properties fo:line-height="150%" fo:text-align="start" style:justify-single-word="false"/>
      <style:text-properties fo:language="fi" fo:country="FI" officeooo:rsid="0020fd43" officeooo:paragraph-rsid="0020fd43"/>
    </style:style>
    <style:style style:name="P9" style:family="paragraph" style:parent-style-name="Standard" style:list-style-name="L5">
      <style:paragraph-properties fo:line-height="150%" fo:text-align="start" style:justify-single-word="false"/>
      <style:text-properties fo:language="fi" fo:country="FI" officeooo:rsid="0020fd43" officeooo:paragraph-rsid="0021a198"/>
    </style:style>
    <style:style style:name="P10" style:family="paragraph" style:parent-style-name="Standard" style:list-style-name="L2">
      <style:paragraph-properties fo:line-height="150%" fo:text-align="start" style:justify-single-word="false"/>
      <style:text-properties officeooo:rsid="001fbc82" officeooo:paragraph-rsid="001fbc82"/>
    </style:style>
    <style:style style:name="P11" style:family="paragraph" style:parent-style-name="Standard">
      <style:paragraph-properties fo:line-height="150%" fo:text-align="start" style:justify-single-word="false"/>
      <style:text-properties fo:font-size="14pt" fo:language="fi" fo:country="FI" fo:font-weight="bold" officeooo:rsid="001fae8b" officeooo:paragraph-rsid="001fae8b" style:font-size-asian="14pt" style:font-weight-asian="bold" style:font-size-complex="14pt" style:font-weight-complex="bold"/>
    </style:style>
    <style:style style:name="P12" style:family="paragraph" style:parent-style-name="Standard">
      <style:paragraph-properties fo:line-height="150%" fo:text-align="start" style:justify-single-word="false"/>
      <style:text-properties fo:font-size="14pt" fo:language="fi" fo:country="FI" fo:font-weight="bold" officeooo:rsid="001b70a9" officeooo:paragraph-rsid="001b70a9"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5pt" fo:language="fi" fo:country="FI" officeooo:rsid="001b70a9" officeooo:paragraph-rsid="001b70a9" style:font-size-asian="15pt" style:font-size-complex="15pt"/>
    </style:style>
    <style:style style:name="P14" style:family="paragraph" style:parent-style-name="Standard" style:list-style-name="L5">
      <style:paragraph-properties fo:line-height="150%" fo:text-align="start" style:justify-single-word="false"/>
      <style:text-properties officeooo:paragraph-rsid="0020c464"/>
    </style:style>
    <style:style style:name="P15" style:family="paragraph" style:parent-style-name="Standard" style:list-style-name="L5">
      <style:paragraph-properties fo:line-height="150%" fo:text-align="start" style:justify-single-word="false"/>
      <style:text-properties officeooo:paragraph-rsid="0020fd43"/>
    </style:style>
    <style:style style:name="P16" style:family="paragraph" style:parent-style-name="Standard" style:list-style-name="L2">
      <style:paragraph-properties fo:line-height="150%" fo:text-align="start" style:justify-single-word="false"/>
      <style:text-properties officeooo:paragraph-rsid="001fbc82"/>
    </style:style>
    <style:style style:name="P17" style:family="paragraph" style:parent-style-name="Standard" style:list-style-name="L2">
      <style:paragraph-properties fo:line-height="150%" fo:text-align="start" style:justify-single-word="false"/>
      <style:text-properties officeooo:paragraph-rsid="001fae8b"/>
    </style:style>
    <style:style style:name="P18" style:family="paragraph" style:parent-style-name="Standard" style:list-style-name="L5">
      <style:paragraph-properties fo:line-height="150%" fo:text-align="start" style:justify-single-word="false"/>
      <style:text-properties officeooo:rsid="0020c464" officeooo:paragraph-rsid="0020c464"/>
    </style:style>
    <style:style style:name="P19" style:family="paragraph" style:parent-style-name="Standard" style:list-style-name="L5">
      <style:paragraph-properties fo:line-height="150%" fo:text-align="start" style:justify-single-word="false"/>
      <style:text-properties officeooo:rsid="0020fd43" officeooo:paragraph-rsid="0020fd43"/>
    </style:style>
    <style:style style:name="P20" style:family="paragraph" style:parent-style-name="Standard" style:list-style-name="L5">
      <style:paragraph-properties fo:line-height="150%" fo:text-align="start" style:justify-single-word="false"/>
      <style:text-properties fo:font-weight="bold" officeooo:paragraph-rsid="0020c464" style:font-weight-asian="bold" style:font-weight-complex="bold"/>
    </style:style>
    <style:style style:name="P21" style:family="paragraph" style:parent-style-name="Standard">
      <style:paragraph-properties fo:line-height="150%" fo:text-align="start" style:justify-single-word="false"/>
      <style:text-properties fo:font-weight="bold" officeooo:paragraph-rsid="001fae8b" style:font-weight-asian="bold" style:font-weight-complex="bold"/>
    </style:style>
    <style:style style:name="P22" style:family="paragraph" style:parent-style-name="Standard" style:list-style-name="L5">
      <style:paragraph-properties fo:line-height="150%" fo:text-align="start" style:justify-single-word="false"/>
      <style:text-properties fo:font-weight="bold" officeooo:rsid="0020c464" officeooo:paragraph-rsid="0020c464" style:font-weight-asian="bold" style:font-weight-complex="bold"/>
    </style:style>
    <style:style style:name="P23" style:family="paragraph" style:parent-style-name="Standard" style:list-style-name="L5">
      <style:paragraph-properties fo:line-height="150%" fo:text-align="start" style:justify-single-word="false"/>
      <style:text-properties fo:font-weight="bold" officeooo:rsid="0020fd43" officeooo:paragraph-rsid="0020fd43" style:font-weight-asian="bold" style:font-weight-complex="bold"/>
    </style:style>
    <style:style style:name="P24" style:family="paragraph" style:parent-style-name="Standard" style:list-style-name="L5">
      <style:paragraph-properties fo:line-height="150%" fo:text-align="start" style:justify-single-word="false"/>
      <style:text-properties fo:font-weight="bold" officeooo:rsid="0021a198" officeooo:paragraph-rsid="0021a198" style:font-weight-asian="bold" style:font-weight-complex="bold"/>
    </style:style>
    <style:style style:name="P25" style:family="paragraph" style:parent-style-name="Standard" style:list-style-name="L5">
      <style:paragraph-properties fo:line-height="150%" fo:text-align="start" style:justify-single-word="false"/>
      <style:text-properties fo:font-weight="normal" officeooo:rsid="0021a198" officeooo:paragraph-rsid="0021a198" style:font-weight-asian="normal" style:font-weight-complex="normal"/>
    </style:style>
    <style:style style:name="P26" style:family="paragraph" style:parent-style-name="Standard" style:list-style-name="L5">
      <style:paragraph-properties fo:line-height="150%" fo:text-align="start" style:justify-single-word="false"/>
      <style:text-properties officeooo:rsid="0021a198" officeooo:paragraph-rsid="0021a198"/>
    </style:style>
    <style:style style:name="T1" style:family="text">
      <style:text-properties officeooo:rsid="001bf5eb"/>
    </style:style>
    <style:style style:name="T2" style:family="text">
      <style:text-properties officeooo:rsid="001e4e80"/>
    </style:style>
    <style:style style:name="T3" style:family="text">
      <style:text-properties fo:language="fi" fo:country="FI"/>
    </style:style>
    <style:style style:name="T4" style:family="text">
      <style:text-properties fo:language="fi" fo:country="FI" officeooo:rsid="001fae8b"/>
    </style:style>
    <style:style style:name="T5" style:family="text">
      <style:text-properties fo:language="fi" fo:country="FI" officeooo:rsid="001fbc82"/>
    </style:style>
    <style:style style:name="T6" style:family="text">
      <style:text-properties fo:language="fi" fo:country="FI" officeooo:rsid="0020c464"/>
    </style:style>
    <style:style style:name="T7" style:family="text">
      <style:text-properties fo:language="fi" fo:country="FI" officeooo:rsid="0020596a"/>
    </style:style>
    <style:style style:name="T8" style:family="text">
      <style:text-properties fo:language="fi" fo:country="FI" officeooo:rsid="0020fd43"/>
    </style:style>
    <style:style style:name="T9" style:family="text">
      <style:text-properties fo:language="fi" fo:country="FI" fo:font-weight="normal" style:font-weight-asian="normal" style:font-weight-complex="normal"/>
    </style:style>
    <style:style style:name="T10" style:family="text">
      <style:text-properties fo:language="fi" fo:country="FI" fo:font-weight="normal" officeooo:rsid="0021a198" style:font-weight-asian="normal" style:font-weight-complex="normal"/>
    </style:style>
    <style:style style:name="T11" style:family="text">
      <style:text-properties fo:language="fi" fo:country="FI" officeooo:rsid="0021a198"/>
    </style:style>
    <style:style style:name="T12" style:family="text">
      <style:text-properties officeooo:rsid="0021a198"/>
    </style:style>
    <style:style style:name="T13"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iKaSo-Ystävänvälityspalvelu</text:p>
      <text:p text:style-name="P4">Dokumentaatio</text:p>
      <text:p text:style-name="P1"/>
      <text:p text:style-name="P1"/>
      <text:p text:style-name="P12">1. Johdanto</text:p>
      <text:p text:style-name="P2"/>
      <text:p text:style-name="P2">Työn tarkoituksena on tuottaa PariTELE O<text:span text:style-name="T12">y</text:span>:lle järjestelmä ystävänvälitystä varten. Järjestelmän kautta asiakkaat voivat etsiä seuraa selailemalla muiden käyttäjien julkisia sivuja tai viestittelemällä muille käyttäjille. Asiakkaalla voi olla myös salaisia sivuja jotka näkyvät vain asiakkaan valitsemille muille käyttäjille. <text:span text:style-name="T1">Palvelun tavoitteena on nostaa PariTELE Oy:n välityspalvelu pohjoismaiden johtavaan asemaan tehostamalla yrityksen toimintaa ja yhtenäistämällä palveluita.</text:span></text:p>
      <text:p text:style-name="P2"><text:tab/><text:span text:style-name="T2">Järjestelmä toteutetaan laitoksen users-palvelimella, sillä se tukee järjestelmässä käytettävää PHP-ohjelmointikieltä sekä PostreSQL-tietokantajärjestelmää. Käyttäjän kannalta järjestelmää lähdetään toteuttamaan työpöytäselainten kanssa yhteensopivaksi (Firefox, Internet Explorer, Opera, Chrome, Safari), mutta mobiiliyhteensopivuus voidaan tarpeen tullen myös toteuttaa (iOS ja Android-puhelimet).</text:span></text:p>
      <text:p text:style-name="P2"/>
      <text:p text:style-name="P2"/>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2. Yleiskuva järjestelmästä</text:p>
      <text:p text:style-name="P6"/>
      <text:p text:style-name="P5"><draw:frame draw:style-name="fr1" draw:name="graphics1" text:anchor-type="paragraph" svg:width="6.6929in" svg:height="5.6854in" draw:z-index="0"><draw:image xlink:href="Pictures/10000201000003D10000033E94E0B4B0.png" xlink:type="simple" xlink:show="embed" xlink:actuate="onLoad"/></draw:frame><text:span text:style-name="T13">2.1 Käyttötapauskaavio</text:span></text:p>
      <text:p text:style-name="P3"/>
      <text:p text:style-name="P21"><text:span text:style-name="T5">2.2 </text:span><text:span text:style-name="T4">Käyttäjäryhmät:</text:span></text:p>
      <text:list xml:id="list1737233059361640358" text:style-name="L2">
        <text:list-item>
          <text:p text:style-name="P16"><text:span text:style-name="T4">J</text:span><text:span text:style-name="T5">okamies</text:span></text:p>
          <text:list>
            <text:list-item>
              <text:p text:style-name="P16"><text:span text:style-name="T5">Jokamies on sivulla vieraileva käyttäjä, joka ei ole kuitenkaan PariTELE Oy;n asiakas, hän ei siis pääse tarkastelemaan kuin etusivua. </text:span></text:p>
            </text:list-item>
          </text:list>
        </text:list-item>
        <text:list-item>
          <text:p text:style-name="P10"><text:span text:style-name="T4">A</text:span><text:span text:style-name="T3">siakas</text:span></text:p>
          <text:list>
            <text:list-item>
              <text:p text:style-name="P10"><text:span text:style-name="T3">Asiakas on sivustolle rekisteröitynyt ja palvelusta maksava asiakas.</text:span></text:p>
            </text:list-item>
          </text:list>
        </text:list-item>
        <text:list-item>
          <text:p text:style-name="P17"><text:span text:style-name="T4">Ylläpitäjä</text:span></text:p>
          <text:list>
            <text:list-item>
              <text:p text:style-name="P10"><text:span text:style-name="T4">Y</text:span><text:span text:style-name="T3">lläpitäjä on järjestelmän ylläpitäjä ja huolehtii järjestelmän toimivuudesta</text:span></text:p>
            </text:list-item>
          </text:list>
        </text:list-item>
        <text:list-item>
          <text:p text:style-name="P10"><text:span text:style-name="T3">PariTELE O</text:span><text:span text:style-name="T11">y</text:span></text:p>
          <text:list>
            <text:list-item>
              <text:p text:style-name="P10"><text:span text:style-name="T3">PariTELE O</text:span><text:span text:style-name="T11">y</text:span><text:span text:style-name="T3">:n työntekijä</text:span></text:p>
              <text:p text:style-name="P10"><text:soft-page-break/><text:span text:style-name="T3"/></text:p>
            </text:list-item>
          </text:list>
        </text:list-item>
      </text:list>
      <text:p text:style-name="P7">2.3 Käyttötapauskuvaukset</text:p>
      <text:list xml:id="list864676653773399990" text:style-name="L5">
        <text:list-item>
          <text:p text:style-name="P20"><text:span text:style-name="T7">Jokamie</text:span><text:span text:style-name="T6">hen käyttötapaukset:</text:span></text:p>
          <text:list>
            <text:list-item>
              <text:p text:style-name="P14"><text:span text:style-name="T6">Yrityssivun tarkasteleminen</text:span></text:p>
              <text:list>
                <text:list-item>
                  <text:p text:style-name="P18"><text:span text:style-name="T3">Sivulta käyttäjä voi selvittää millainen palvelu on kyseessä, millainen yritys palvelun <text:s text:c="2"/>takana on, yhteystiedot ja hinnaston.</text:span></text:p>
                </text:list-item>
              </text:list>
            </text:list-item>
            <text:list-item>
              <text:p text:style-name="P18"><text:span text:style-name="T3">Rekisteröityminen</text:span></text:p>
              <text:list>
                <text:list-item>
                  <text:p text:style-name="P18"><text:span text:style-name="T3">Käyttäjä antaa järjestelmään tunnuksen, salasanan ja muita perustietoja kuten sukupuolen ja iän. Tämän jälkeen käyttäjästä tulee asiakas.</text:span></text:p>
                </text:list-item>
              </text:list>
            </text:list-item>
          </text:list>
        </text:list-item>
        <text:list-item>
          <text:p text:style-name="P22"><text:span text:style-name="T3">Asiakkaan käyttötapaukset:</text:span></text:p>
          <text:list>
            <text:list-item>
              <text:p text:style-name="P18"><text:span text:style-name="T3">Kirjautuminen</text:span></text:p>
              <text:list>
                <text:list-item>
                  <text:p text:style-name="P18"><text:span text:style-name="T3">Asiakas antaa rekisteröityessään antamansa tiedot järjestelmään, jonka jälkeen hän kirjautuu sisään</text:span></text:p>
                </text:list-item>
              </text:list>
            </text:list-item>
            <text:list-item>
              <text:p text:style-name="P15"><text:span text:style-name="T6">Sivujen muokkaaminen</text:span></text:p>
              <text:list>
                <text:list-item>
                  <text:p text:style-name="P15"><text:span text:style-name="T6">Asiakas voi muokata </text:span><text:span text:style-name="T8">henkilökohtaista julkista ja salaista sivuaan, lisäämällä niihin tietoja tai kuvia itsestään.</text:span></text:p>
                </text:list-item>
              </text:list>
            </text:list-item>
            <text:list-item>
              <text:p text:style-name="P19"><text:span text:style-name="T3">Muiden käyttäjien etsiminen</text:span></text:p>
              <text:list>
                <text:list-item>
                  <text:p text:style-name="P19"><text:span text:style-name="T3">Asiakas voi kirjauduttuaan etsiä hakusanoilla muita käyttäjiä, ja tarkastella heidän julkisia sivujaan. Haku voi tapahtua paikan, iän, seuranhakutarkoituksen tai käyttäjänimen mukaan.</text:span></text:p>
                </text:list-item>
              </text:list>
            </text:list-item>
            <text:list-item>
              <text:p text:style-name="P8">Julkisten sivujen tarkastelu</text:p>
              <text:list>
                <text:list-item>
                  <text:p text:style-name="P9">Löydettyään hakutoiminnolla mielenkiintoisen henkilön asiakas voi tarkastella heidän julkista sivuaan klikkaamalla heidän kuvan kohdasta</text:p>
                </text:list-item>
              </text:list>
            </text:list-item>
            <text:list-item>
              <text:p text:style-name="P8">Viestin lähettäminen</text:p>
              <text:list>
                <text:list-item>
                  <text:p text:style-name="P8">Asiakas voi lähettää viestejä toiselle käyttäjälle julkisten sivujen kautta klikkaamalla lähetä viesti. Viestejä voi lähettää myös tuntemattomana jos lähettäjä niin haluaa.</text:p>
                </text:list-item>
              </text:list>
            </text:list-item>
            <text:list-item>
              <text:p text:style-name="P8">Omien tietojen muokkaaminen</text:p>
              <text:list>
                <text:list-item>
                  <text:p text:style-name="P8">Asiakas voi muokata tietojaan esim. osoitteen tai hakutarkoituksen muuttuessa kirjautumalla sisään ja klikkaamalla asetuksista muokkaa tietoja.</text:p>
                </text:list-item>
              </text:list>
            </text:list-item>
            <text:list-item>
              <text:p text:style-name="P19"><text:span text:style-name="T3">Viestien lukeminen</text:span></text:p>
              <text:list>
                <text:list-item>
                  <text:p text:style-name="P19"><text:span text:style-name="T3">Kirjauduttuaan järjestelmään sivusto ilmoittaa uusista viesteistä asiakkaalle, jolloin asiakas klikkaa ilmoitusta ja viesti näytetään hänelle. </text:span></text:p>
                </text:list-item>
              </text:list>
            </text:list-item>
          </text:list>
        </text:list-item>
        <text:list-item>
          <text:p text:style-name="P23"><text:span text:style-name="T3">Ylläpitäjän käyttötapaukset</text:span></text:p>
          <text:list>
            <text:list-item>
              <text:p text:style-name="P25"><text:soft-page-break/><text:span text:style-name="T3">Yhteenvetojen luonti</text:span></text:p>
              <text:list>
                <text:list-item>
                  <text:p text:style-name="P25"><text:span text:style-name="T3">Ylläpitäjä luo yhteenvetoja järjestelmän käyttötilastoista, kuten käyttöaktiivisuudesta, uusien käyttäjien rekisteröitymisistä, tuotto-odotuksista ja käyttäjätyytyväisyydestä.</text:span></text:p>
                </text:list-item>
              </text:list>
            </text:list-item>
            <text:list-item>
              <text:p text:style-name="P26"><text:span text:style-name="T9">Tietojen tarkastelu ja muokkaaminen</text:span></text:p>
              <text:list>
                <text:list-item>
                  <text:p text:style-name="P26"><text:span text:style-name="T9">Ylläpitäjä voi tarkastella rekisteröityneiden käyttäjien tietoja jos epäillään käyttöehtojen rikkomista, palvelun väärinkäyttöä tai kiusaamista. Ylläpitäjä voi poistaa käyttäjätunnuksia käytöstä jos aiheen.</text:span></text:p>
                </text:list-item>
              </text:list>
            </text:list-item>
            <text:list-item>
              <text:p text:style-name="P26"><text:span text:style-name="T9">Kirjautuminen</text:span></text:p>
            </text:list-item>
          </text:list>
        </text:list-item>
        <text:list-item>
          <text:p text:style-name="P24"><text:span text:style-name="T3">PariTELE Oy:n käyttötapaukset</text:span></text:p>
          <text:list>
            <text:list-item>
              <text:p text:style-name="P25"><text:span text:style-name="T3">Yhteenvetojen tarkastelu</text:span></text:p>
              <text:list>
                <text:list-item>
                  <text:p text:style-name="P25"><text:span text:style-name="T3">PariTELE Oy:n työntekijät voivat tarkastella järjestelmän automaattisesti tekemiä yhteenvetoja palvelun käytöstä tai pyytää itse yhteenvedon tietyltä ajanjaksolta, ja tarkastella palvelun tilastoja aiheittain.</text:span></text:p>
                </text:list-item>
              </text:list>
            </text:list-item>
            <text:list-item>
              <text:p text:style-name="P26"><text:span text:style-name="T9">Laskun lähetys</text:span></text:p>
              <text:list>
                <text:list-item>
                  <text:p text:style-name="P26"><text:span text:style-name="T9">PariTELE Oy lähettää käyttäjälle laskun käyttäjän tilauksen pituuden mukaan. Lasku sisältää hinnan, eräpäivän, nimen ja osoitteen.</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ry </meta:initial-creator>
    <meta:creation-date>2014-09-07T14:08:12.678872935</meta:creation-date>
    <dc:date>2014-09-07T19:29:47.988355355</dc:date>
    <dc:creator>Pyry </dc:creator>
    <meta:editing-duration>PT6M25S</meta:editing-duration>
    <meta:editing-cycles>1</meta:editing-cycles>
    <meta:generator>LibreOffice/4.1.3.2$Linux_X86_64 LibreOffice_project/410m0$Build-2</meta:generator>
    <meta:document-statistic meta:table-count="0" meta:image-count="1" meta:object-count="0" meta:page-count="4" meta:paragraph-count="49" meta:word-count="442" meta:character-count="3790" meta:non-whitespace-character-count="3789"/>
  </office:meta>
</office:document-meta>
</file>